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1ae" officeooo:paragraph-rsid="001341ae"/>
    </style:style>
    <style:style style:name="P2" style:family="paragraph" style:parent-style-name="Standard">
      <style:text-properties officeooo:rsid="001347ed" officeooo:paragraph-rsid="001347ed"/>
    </style:style>
    <style:style style:name="P3" style:family="paragraph" style:parent-style-name="Standard">
      <style:text-properties officeooo:rsid="0015353e" officeooo:paragraph-rsid="0015353e"/>
    </style:style>
    <style:style style:name="P4" style:family="paragraph" style:parent-style-name="Standard">
      <style:text-properties officeooo:rsid="001858c2" officeooo:paragraph-rsid="001858c2"/>
    </style:style>
    <style:style style:name="P5" style:family="paragraph" style:parent-style-name="Standard">
      <style:text-properties officeooo:rsid="0018c8f1" officeooo:paragraph-rsid="0018c8f1"/>
    </style:style>
    <style:style style:name="P6" style:family="paragraph" style:parent-style-name="Standard">
      <style:text-properties officeooo:rsid="001ab01e" officeooo:paragraph-rsid="001ab01e"/>
    </style:style>
    <style:style style:name="P7" style:family="paragraph" style:parent-style-name="Standard">
      <style:text-properties officeooo:rsid="001ab01e" officeooo:paragraph-rsid="001c7bcf"/>
    </style:style>
    <style:style style:name="P8" style:family="paragraph" style:parent-style-name="Standard">
      <style:text-properties officeooo:rsid="001c7bcf" officeooo:paragraph-rsid="001c7bcf"/>
    </style:style>
    <style:style style:name="T1" style:family="text">
      <style:text-properties officeooo:rsid="001347ed"/>
    </style:style>
    <style:style style:name="T2" style:family="text">
      <style:text-properties officeooo:rsid="0015353e"/>
    </style:style>
    <style:style style:name="T3" style:family="text">
      <style:text-properties officeooo:rsid="001685f2"/>
    </style:style>
    <style:style style:name="T4" style:family="text">
      <style:text-properties officeooo:rsid="0018c8f1"/>
    </style:style>
    <style:style style:name="T5" style:family="text">
      <style:text-properties officeooo:rsid="001ab01e"/>
    </style:style>
    <style:style style:name="T6" style:family="text">
      <style:text-properties officeooo:rsid="001c7b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u, como cliente, preciso me cadastrar no site para marcar uma consulta</text:p>
      <text:p text:style-name="P6"/>
      <text:p text:style-name="P1">Eu, como <text:span text:style-name="T1">cliente</text:span>, desejo marcar uma consulta para <text:span text:style-name="T2">uma sessão especifica com um psicologo X</text:span></text:p>
      <text:p text:style-name="P1"/>
      <text:p text:style-name="P2">Eu, como psicologo, desejo ver o perfil de meu paciente para conhecer seus dados</text:p>
      <text:p text:style-name="P2"/>
      <text:p text:style-name="P2">Eu, como psicologo, necessito que as informações do meu cliente sejam privadas dos outros psicólogos para <text:span text:style-name="T2">garantir o sigilo do meu paciente</text:span></text:p>
      <text:p text:style-name="P2"/>
      <text:p text:style-name="P3">Eu, como atendente, necessito de estabilidade do sistema para marcar consultas dos pacientes</text:p>
      <text:p text:style-name="P3"/>
      <text:p text:style-name="P3">Eu, como atendente, necessito ter <text:span text:style-name="T3">as informações do dias e horários disponíveis dos psicologos para marcar uma consulta</text:span></text:p>
      <text:p text:style-name="P3"/>
      <text:p text:style-name="P4">Eu, como <text:span text:style-name="T4">cliente, desejo um método de pagamento online para pagar minhas consultas</text:span></text:p>
      <text:p text:style-name="P4"/>
      <text:p text:style-name="P5">Eu, como contabilidade, desejo ter acesso aos relatório de pagamentos <text:span text:style-name="T5">para fazer um balanço mensal.</text:span></text:p>
      <text:p text:style-name="P6"/>
      <text:p text:style-name="P7">Eu, como psicologo, desejo colocar no sistema o relatório do paciente para criar uma anamnese <text:span text:style-name="T6">do paciente, auxiliando no acompanhamento</text:span></text:p>
      <text:p text:style-name="P7"/>
      <text:p text:style-name="P8">Eu, como cliente, desejo editar meus dados cadastrais para manter o cadastro atualizado</text:p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9:21:35.281000000</meta:creation-date>
    <dc:date>2019-05-26T23:31:33.020000000</dc:date>
    <meta:editing-duration>PT6M18S</meta:editing-duration>
    <meta:editing-cycles>1</meta:editing-cycles>
    <meta:document-statistic meta:table-count="0" meta:image-count="0" meta:object-count="0" meta:page-count="1" meta:paragraph-count="11" meta:word-count="155" meta:character-count="995" meta:non-whitespace-character-count="849"/>
    <meta:generator>LibreOffice/6.2.0.3$Windows_X86_64 LibreOffice_project/98c6a8a1c6c7b144ce3cc729e34964b47ce25d62</meta:generator>
  </office:meta>
</office:document-meta>
</file>